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Definitions">
      <style:text-properties style:font-name="Times New Roman1" fo:font-style="normal" style:font-name-asian="Lucida Sans Unicode" style:font-style-asian="normal" style:font-name-complex="Tahoma" style:font-style-complex="normal"/>
    </style:style>
    <style:style style:name="P28" style:family="paragraph" style:parent-style-name="Pseudocode">
      <style:text-properties fo:font-style="normal" style:font-style-asian="normal" style:font-style-complex="normal"/>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3"/>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list-style-name="L1">
      <style:paragraph-properties fo:margin-left="0.4925in" fo:margin-right="0in" fo:text-indent="-0.25in" style:auto-text-indent="false"/>
    </style:style>
    <style:style style:name="P45"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6" style:family="paragraph" style:parent-style-name="Text_20_body" style:list-style-name="L1">
      <style:paragraph-properties fo:margin-left="0.5in" fo:margin-right="0in" fo:text-indent="-0.25in" style:auto-text-indent="false"/>
    </style:style>
    <style:style style:name="P47" style:family="paragraph" style:parent-style-name="Text_20_body" style:list-style-name="L1">
      <style:paragraph-properties fo:margin-left="0.9846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9" style:family="paragraph" style:parent-style-name="Text_20_body" style:list-style-name="L1">
      <style:paragraph-properties fo:margin-left="1.4772in" fo:margin-right="0in" fo:text-indent="-0.25in" style:auto-text-indent="false"/>
    </style:style>
    <style:style style:name="P50" style:family="paragraph" style:parent-style-name="Text_20_body" style:list-style-name="L1">
      <style:paragraph-properties fo:margin-left="1in" fo:margin-right="0in" fo:text-indent="-0.25in" style:auto-text-indent="false"/>
    </style:style>
    <style:style style:name="P51" style:family="paragraph" style:parent-style-name="Text_20_body" style:list-style-name="L1">
      <style:paragraph-properties fo:margin-left="0.75in" fo:margin-right="0in" fo:text-indent="-0.25in" style:auto-text-indent="false"/>
    </style:style>
    <style:style style:name="P52" style:family="paragraph" style:parent-style-name="Heading_20_2">
      <style:text-properties fo:font-style="normal" style:font-style-asian="normal" style:font-style-complex="normal"/>
    </style:style>
    <style:style style:name="P53" style:family="paragraph" style:parent-style-name="Heading_20_3">
      <style:text-properties fo:font-style="normal" style:font-style-asian="normal" style:font-style-complex="normal"/>
    </style:style>
    <style:style style:name="P54" style:family="paragraph" style:parent-style-name="Heading_20_4">
      <style:text-properties fo:font-style="normal" style:font-style-asian="normal" style:font-style-complex="normal"/>
    </style:style>
    <style:style style:name="P55" style:family="paragraph" style:parent-style-name="Footnote" style:list-style-name="L2"/>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Courier1"/>
    </style:style>
    <style:style style:name="T10" style:family="text">
      <style:text-properties style:font-name="Luxi Sans" style:font-name-asian="Luxi Sans" style:font-name-complex="Luxi Sans"/>
    </style:style>
    <style:style style:name="T11" style:family="text">
      <style:text-properties style:font-name="Luxi Sans" fo:font-style="normal" style:font-name-asian="Luxi Sans" style:font-style-asian="normal" style:font-name-complex="Luxi Sans" style:font-style-complex="normal"/>
    </style:style>
    <style:style style:name="T12" style:family="text">
      <style:text-properties style:font-name="Times New Roman1" style:font-name-asian="Lucida Sans Unicode" style:font-name-complex="Tahoma"/>
    </style:style>
    <style:style style:name="T13" style:family="text">
      <style:text-properties style:font-name="Times New Roman1" fo:font-style="normal" style:font-name-asian="Lucida Sans Unicode" style:font-style-asian="normal" style:font-name-complex="Tahoma" style:font-style-complex="normal"/>
    </style:style>
    <style:style style:name="T14" style:family="text">
      <style:text-properties style:font-name="Times New Roman"/>
    </style:style>
    <style:style style:name="T15" style:family="text">
      <style:text-properties fo:font-weight="bold" style:font-weight-asian="bold" style:font-weight-complex="bold"/>
    </style:style>
    <style:style style:name="T16" style:family="text">
      <style:text-properties style:font-name="Courier"/>
    </style:style>
    <style:style style:name="T17" style:family="text">
      <style:text-properties style:font-name="Courier" style:text-underline-style="solid" style:text-underline-type="double" style:text-underline-width="auto" style:text-underline-color="font-color"/>
    </style:style>
    <style:style style:name="T18" style:family="text">
      <style:text-properties style:font-name="Courier" style:text-underline-style="none"/>
    </style:style>
    <style:style style:name="T19" style:family="text">
      <style:text-properties style:font-name="Courier"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Introduction<text:tab/>4</text:p>
          <text:p text:style-name="P30"><text:s/>1.1 Scope<text:tab/>4</text:p>
          <text:p text:style-name="P30"><text:s/>1.2 Attrition in the Real World<text:tab/>4</text:p>
          <text:p text:style-name="P30"><text:s/>1.3 Requirements for Spiral 1<text:tab/>5</text:p>
          <text:p text:style-name="P30"><text:s/>1.4 Requirements for Later Spirals<text:tab/>7</text:p>
          <text:p text:style-name="P30"><text:s/>1.5 Simplifying Assumptions<text:tab/>7</text:p>
          <text:p text:style-name="P31"><text:s/>2.Group and Unit Attributes<text:tab/>9</text:p>
          <text:p text:style-name="P30"><text:s/>2.1 Group Relationships<text:tab/>9</text:p>
          <text:p text:style-name="P30"><text:s/>2.2 Composite Cooperation<text:tab/>9</text:p>
          <text:p text:style-name="P30"><text:s/>2.3 Uniformed vs. Non-Uniformed Forces<text:tab/>10</text:p>
          <text:p text:style-name="P30"><text:s/>2.4 Units and Unit Activities<text:tab/>10</text:p>
          <text:p text:style-name="P30"><text:s/>2.5 Unit Number and Unit Size<text:tab/>11</text:p>
          <text:p text:style-name="P31"><text:s/>3.Attrition<text:tab/>12</text:p>
          <text:p text:style-name="P30"><text:s/>3.1 Magic Attrition<text:tab/>12</text:p>
          <text:p text:style-name="P32"><text:s/>3.1.1 Magic Attrition to Units<text:tab/>12</text:p>
          <text:p text:style-name="P32"><text:s/>3.1.2 Magic Attrition to Groups<text:tab/>12</text:p>
          <text:p text:style-name="P30"><text:s/>3.2 Antagonists<text:tab/>12</text:p>
          <text:p text:style-name="P32"><text:s/>3.2.1 Civilian Antagonists<text:tab/>12</text:p>
          <text:p text:style-name="P32"><text:s/>3.2.2 Attacking ROEs: UF<text:tab/>13</text:p>
          <text:p text:style-name="P32"><text:s/>3.2.3 Attacking ROEs: NF<text:tab/>13</text:p>
          <text:p text:style-name="P32"><text:s/>3.2.4 Defending ROEs<text:tab/>15</text:p>
          <text:p text:style-name="P30"><text:s/>3.3 The Attrition Cycle<text:tab/>15</text:p>
          <text:p text:style-name="P30"><text:s/>3.4 Computing Attrition<text:tab/>16</text:p>
          <text:p text:style-name="P32"><text:s/>3.4.1 Uniformed vs. Non-uniformed<text:tab/>16</text:p>
          <text:p text:style-name="P32"><text:s/>3.4.2 Non-uniformed vs. Uniformed<text:tab/>18</text:p>
          <text:p text:style-name="P29"><text:s/>3.4.2.1 Number of Attacks: HIT_AND_RUN<text:tab/>20</text:p>
          <text:p text:style-name="P29"><text:s/>3.4.2.2 Number of Attacks: STAND_AND_FIGHT<text:tab/>20</text:p>
          <text:p text:style-name="P29"><text:s/>3.4.2.3 Computation of Casualties<text:tab/>21</text:p>
          <text:p text:style-name="P30"><text:s/>3.5 Applying Attrition<text:tab/>22</text:p>
          <text:p text:style-name="P32"><text:s/>3.5.1 Force Group Attrition<text:tab/>23</text:p>
          <text:p text:style-name="P32"><text:s/>3.5.2 Organization Group Attrition<text:tab/>23</text:p>
          <text:p text:style-name="P32"><text:s/>3.5.3 Civilian Attrition<text:tab/>24</text:p>
          <text:p text:style-name="P30"><text:s/>3.6 Assessing the Attitude Implications<text:tab/>25</text:p>
          <text:p text:style-name="P32"><text:soft-page-break/><text:s/>3.6.1 Contrasted with JNEM<text:tab/>25</text:p>
          <text:p text:style-name="P32"><text:s/>3.6.2 Satisfaction Effects of Attrition<text:tab/>26</text:p>
          <text:p text:style-name="P32"><text:s/>3.6.3 Cooperation Effects of Attrition<text:tab/>26</text:p>
          <text:p text:style-name="P31"><text:s/>4.Militant Civilians<text:tab/>28</text:p>
          <text:p text:style-name="P31"><text:s/>5.Recruitment<text:tab/>29</text:p>
          <text:p text:style-name="P30"><text:s/>5.1 Group Recruitment Mode<text:tab/>29</text:p>
          <text:p text:style-name="P30"><text:s/>5.2 Voluntary Recruitment<text:tab/>29</text:p>
        </text:index-body>
      </text:table-of-content>
      <text:p text:style-name="Text_20_body"/>
      <text:list xml:id="list419234786"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853828636"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list xml:id="list914921917" text:continue-numbering="true" text:style-name="Outline">
        <text:list-item>
          <text:list>
            <text:list-item>
              <text:h text:style-name="Heading_20_2" text:outline-level="2">Attrition in the Real World</text:h>
            </text:list-item>
          </text:list>
        </text:list-item>
      </text:list>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583758042" text:continue-numbering="true" text:style-name="Outline">
        <text:list-item>
          <text:list>
            <text:list-item>
              <text:h text:style-name="Heading_20_2" text:outline-level="2">Requirements for Spiral 1</text:h>
            </text:list-item>
          </text:list>
        </text:list-item>
      </text:list>
      <text:list xml:id="list1350783971" text:style-name="L1">
        <text:list-item>
          <text:p text:style-name="P33">Attrition shall take place in neighborhoods, based on the groups present in the neighborhood.</text:p>
        </text:list-item>
        <text:list-item>
          <text:p text:style-name="P44">Force groups are present in neighborhoods as unit personnel, i.e., as visible unit icons.</text:p>
        </text:list-item>
        <text:list-item>
          <text:p text:style-name="P46">Force groups may be designated as <text:span text:style-name="T2">uniformed</text:span><text:span text:style-name="T5"> or </text:span><text:span text:style-name="T2">non-uniformed</text:span><text:span text:style-name="T5">.</text:span></text:p>
        </text:list-item>
        <text:list-item>
          <text:p text:style-name="P44">Organization groups are also present in neighborhoods as unit personnel, i.e., as visible unit icons.</text:p>
        </text:list-item>
        <text:list-item>
          <text:p text:style-name="P44">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4">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4">For convenience,</text:p>
        </text:list-item>
        <text:list-item>
          <text:p text:style-name="P47">A Uniformed Force (UF) is the collection of all units within a neighborhood that belong to a particular force group that is designated as <text:span text:style-name="T5">uniformed</text:span><text:span text:style-name="T2">.</text:span></text:p>
        </text:list-item>
        <text:list-item>
          <text:p text:style-name="P48">A Non-uniformed Force (NF) is the collection of all units within a neighborhood that belong to a particular force group it is designated as non-uniformed.</text:p>
        </text:list-item>
        <text:list-item>
          <text:p text:style-name="P48">A Civilian "Force" (C) is a population of implicit or explicit civilians belonging to some civilian group in the neighborhood.</text:p>
        </text:list-item>
        <text:list-item>
          <text:p text:style-name="P48">An Organization "Force" (O) is the collection of all units within a neighborhood that belong to a particular organization group.</text:p>
        </text:list-item>
        <text:list-item>
          <text:p text:style-name="P45"><text:soft-page-break/>A neighborhood may contain any combination of UFs, NFs, Cs, and Os.</text:p>
        </text:list-item>
        <text:list-item>
          <text:p text:style-name="P33">Groups may be friendly, enemy, or neutral with each other, based on the value of their relationships.</text:p>
        </text:list-item>
        <text:list-item>
          <text:p text:style-name="P33">Attrition occurs during engagements between enemy forces.</text:p>
        </text:list-item>
        <text:list-item>
          <text:p text:style-name="P33">AAM shall model attrition caused by the following types of engagement:</text:p>
        </text:list-item>
        <text:list-item>
          <text:p text:style-name="P47">UF vs. NF</text:p>
        </text:list-item>
        <text:list-item>
          <text:p text:style-name="P49">UF hunting down enemy NF.</text:p>
        </text:list-item>
        <text:list-item>
          <text:p text:style-name="P49">NF ambushing enemy UF.</text:p>
        </text:list-item>
        <text:list-item>
          <text:p text:style-name="P50">Collateral damage to C from all engagements between forces.</text:p>
        </text:list-item>
        <text:list-item>
          <text:p text:style-name="P44">All casualties from attrition will be kills; there will be no computation of wounded.</text:p>
        </text:list-item>
        <text:list-item>
          <text:p text:style-name="P44">All attrition to O will be handled by magic input.</text:p>
        </text:list-item>
        <text:list-item>
          <text:p text:style-name="P44">All mass killings of C by any group will be handled by magic input.</text:p>
        </text:list-item>
        <text:list-item>
          <text:p text:style-name="P33">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213837422" text:style-name="L2"><text:list-item><text:p text:style-name="P55"><text:s text:c="2"/>Levels of coercion (mere threatening vs. actual killing)</text:p></text:list-item><text:list-item><text:p text:style-name="P55"><text:s text:c="2"/>Tipping points (Moshe Kress's NPS coercion model)</text:p></text:list-item><text:list-item><text:p text:style-name="P55"><text:s text:c="2"/>Time to become effective</text:p></text:list-item><text:list-item><text:p text:style-name="P55"><text:s text:c="2"/>Levels of effectiveness based on presence of other forces and their activities</text:p></text:list-item><text:list-item><text:p text:style-name="P55"><text:s text:c="2"/>Explicit attrition to civilians for purposes of coercion</text:p></text:list-item></text:list></text:note-body></text:note></text:p>
        </text:list-item>
        <text:list-item>
          <text:p text:style-name="P47">Putting more troops into a neighborhood allows greater opportunity for coercion.</text:p>
        </text:list-item>
        <text:list-item>
          <text:p text:style-name="P44">A UF can hunt down enemy NF in a neighborhood. <text:s/>In this case, the UF will benefit if it can increase the cooperation of the population with itself and decrease the cooperation of the population with the NF, as follows:</text:p>
        </text:list-item>
        <text:list-item>
          <text:p text:style-name="P47">Fewer attacks on UF by NF</text:p>
        </text:list-item>
        <text:list-item>
          <text:p text:style-name="P47"><text:soft-page-break/>Better loss exchange rates for UF when NF does attack</text:p>
        </text:list-item>
        <text:list-item>
          <text:p text:style-name="P47">More attacks by UF against NF with less collateral damage to C on each attack.</text:p>
        </text:list-item>
        <text:list-item>
          <text:p text:style-name="P44">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list xml:id="list1483819724" text:continue-list="list1583758042" text:style-name="Outline">
        <text:list-item>
          <text:list>
            <text:list-item>
              <text:h text:style-name="Heading_20_2" text:outline-level="2">Requirements for Later Spirals</text:h>
            </text:list-item>
          </text:list>
        </text:list-item>
      </text:list>
      <text:list xml:id="list625970817" text:continue-list="list1350783971" text:style-name="L1">
        <text:list-item>
          <text:p text:style-name="P33">NF requires funding/resources in order to conduct attacks against UF.</text:p>
        </text:list-item>
        <text:list-item>
          <text:p text:style-name="P51">Reducing NF funding/resources shall reduce the number of attacks that NF can initiate against UF.</text:p>
        </text:list-item>
        <text:list-item>
          <text:p text:style-name="P44">Force groups shall be allowed to recruit new members from the militant pools of local civilian groups.</text:p>
        </text:list-item>
        <text:list-item>
          <text:p text:style-name="P44">Individual units shall be designated as Uniformed or Non-uniformed, allowing a single force group to have both UF and NF.</text:p>
        </text:list-item>
        <text:list-item>
          <text:p text:style-name="P33">AAM shall <text:s/>model attrition caused by the following types of engagement.</text:p>
        </text:list-item>
        <text:list-item>
          <text:p text:style-name="P47">C vs. C</text:p>
        </text:list-item>
        <text:list-item>
          <text:p text:style-name="P47">UF vs. UF </text:p>
        </text:list-item>
        <text:list-item>
          <text:p text:style-name="P47">NF vs. NF</text:p>
        </text:list-item>
        <text:list-item>
          <text:p text:style-name="P47">Collateral damage to O from all engagements between forces.</text:p>
        </text:list-item>
      </text:list>
      <text:list xml:id="list958028825" text:continue-list="list1483819724"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279348566" text:style-name="L3">
        <text:list-item>
          <text:p text:style-name="P34"><text:s/>NFs will ambush UFs to inflict a few casualties and then run in order to limit their own casualties</text:p>
        </text:list-item>
        <text:list-item>
          <text:p text:style-name="P34"><text:soft-page-break/><text:s/>When a UF discovers an NF cell, the UF will attack with overwhelming force and suffer no casualties</text:p>
        </text:list-item>
        <text:list-item>
          <text:p text:style-name="P34"><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4"><text:s/>NFs will not explicitly use crowds to promote unrest or otherwise further their agenda in Spiral One.</text:p>
        </text:list-item>
        <text:list-item>
          <text:p text:style-name="P34">UFs will cause collateral damage (the killing of civilian bystanders) when attacking or defending against NFs. NFs will not kill civilians when they attack or are attacked by UF.</text:p>
        </text:list-item>
        <text:list-item>
          <text:p text:style-name="P34">There is no direct UF vs. UF or NF vs. NF conflict within the playbox.</text:p>
        </text:list-item>
      </text:list>
      <text:p text:style-name="Text_20_body"/>
      <text:list xml:id="list1809586703" text:continue-list="list958028825"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2">R</text:span> where <draw:frame draw:style-name="fr1" draw:name="Object2" text:anchor-type="as-char" svg:width="1.0783in" svg:height="0.2339in" draw:z-index="21"><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22"><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26"><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27"><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32"><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34"><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62"><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63"><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list xml:id="list385012931" text:continue-numbering="true" text:style-name="Outline">
        <text:list-item>
          <text:list>
            <text:list-item>
              <text:h text:style-name="P52"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60"><draw:object xlink:href="./Object 10" xlink:type="simple" xlink:show="embed" xlink:actuate="onLoad"/><draw:image xlink:href="./ObjectReplacements/Object 10" xlink:type="simple" xlink:show="embed" xlink:actuate="onLoad"/></draw:frame></text:span></text:p>
      <text:list xml:id="list1262114451" text:continue-numbering="true" text:style-name="Outline">
        <text:list-item>
          <text:list>
            <text:list-item>
              <text:h text:style-name="P52"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598376268" text:continue-numbering="true" text:style-name="Outline">
        <text:list-item>
          <text:list>
            <text:list-item>
              <text:h text:style-name="P52"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5">COERCION <text:s text:c="10"/></text:span><text:s/></text:p>
      <text:p text:style-name="P24">CRIMINAL_ACTIVITIES </text:p>
      <text:p text:style-name="P24">CURFEW <text:s text:c="13"/></text:p>
      <text:p text:style-name="P24">PATROL <text:s text:c="13"/></text:p>
      <text:p text:style-name="P24">PSYOP </text:p>
      <text:p text:style-name="P24"><text:s/></text:p>
      <text:p text:style-name="P2">We assume that casualties among assigned personnel will be replaced from the pool of unassigned personnel. <text:s/>Thus, units assigned the activity NONE will be attrited first.</text:p>
      <text:p text:style-name="P2"><text:soft-page-break/>The following activities do not have significant exposure in the sense used here:</text:p>
      <text:p text:style-name="P24">GUARD</text:p>
      <text:p text:style-name="P24">NONE</text:p>
      <text:list xml:id="list110163582" text:continue-numbering="true" text:style-name="Outline">
        <text:list-item>
          <text:list>
            <text:list-item>
              <text:h text:style-name="P52"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2016918515" text:continue-numbering="true" text:style-name="Outline">
        <text:list-item>
          <text:h text:style-name="Heading_20_1" text:outline-level="1">Attrition</text:h>
        </text:list-item>
      </text:list>
      <text:p text:style-name="Text_20_body">This section explains how attrition is actually computed.</text:p>
      <text:list xml:id="list1382076270"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1339487918"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2090705974"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1299837614" text:continue-numbering="true" text:style-name="Outline">
        <text:list-item>
          <text:list>
            <text:list-item>
              <text:h text:style-name="Heading_20_2" text:outline-level="2">Antagonists</text:h>
            </text:list-item>
          </text:list>
        </text:list-item>
      </text:list>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list xml:id="list1902723920" text:continue-numbering="true" text:style-name="Outline">
        <text:list-item>
          <text:list>
            <text:list-item>
              <text:list>
                <text:list-item>
                  <text:h text:style-name="P53" text:outline-level="3">Civilian Antagonists</text:h>
                </text:list-item>
              </text:list>
            </text:list-item>
          </text:list>
        </text:list-item>
      </text:list>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28"><draw:object xlink:href="./Object 24" xlink:type="simple" xlink:show="embed" xlink:actuate="onLoad"/><draw:image xlink:href="./ObjectReplacements/Object 24" xlink:type="simple" xlink:show="embed" xlink:actuate="onLoad"/></draw:frame></text:span></text:p>
      <text:p text:style-name="Text_20_body"><text:soft-page-break/><text:span text:style-name="T5">If </text:span><text:span text:style-name="T5"><draw:frame draw:style-name="fr1" draw:name="Object20" text:anchor-type="as-char" svg:width="0.9189in" svg:height="0.2772in" draw:z-index="61"><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list xml:id="list638958604" text:continue-numbering="true" text:style-name="Outline">
        <text:list-item>
          <text:list>
            <text:list-item>
              <text:list>
                <text:list-item>
                  <text:h text:style-name="P53" text:outline-level="3">Attacking ROEs: UF</text:h>
                </text:list-item>
              </text:list>
            </text:list-item>
          </text:list>
        </text:list-item>
      </text:list>
      <text:p text:style-name="P2">In Spiral One, uniformed forces (UF) may attack non-uniformed forces (NF) in a neighborhood.</text:p>
      <text:p text:style-name="Text_20_body"><text:span text:style-name="T5">A UF will attack a particular NF only when directed to do so by its Rules of Engagement. <text:s/>In principle, each UF has an </text:span><text:span text:style-name="T2">attacking ROE</text:span><text:span text:style-name="T5"> with respect to each NF <text:s text:c="2"/>This ROE may be set to </text:span></text:p>
      <text:list xml:id="list2056053538" text:style-name="L4">
        <text:list-item>
          <text:p text:style-name="P35">ATTACK</text:p>
        </text:list-item>
        <text:list-item>
          <text:p text:style-name="P35">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2">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2178113406" text:continue-list="list638958604" text:style-name="Outline">
        <text:list-item>
          <text:list>
            <text:list-item>
              <text:list>
                <text:list-item>
                  <text:h text:style-name="P53" text:outline-level="3">Attacking ROEs: NF</text:h>
                </text:list-item>
              </text:list>
            </text:list-item>
          </text:list>
        </text:list-item>
      </text:list>
      <text:p text:style-name="P2">In Spiral One, non-uniformed forces (NF) may attack uniformed forces (UF) in a neighborhood.</text:p>
      <text:p text:style-name="Text_20_body"><text:span text:style-name="T5">Just as with UFs, an NF will attack a particular UF only when ordered to do so by its Rules of Engagement. <text:s/>In principle, each NF has an </text:span><text:span text:style-name="T2">attacking ROE</text:span><text:span text:style-name="T5"> with respect to each UF. <text:s/>This ROE may be </text:span><text:soft-page-break/><text:span text:style-name="T5">set to </text:span></text:p>
      <text:list xml:id="list2101798718" text:continue-list="list2056053538" text:style-name="L4">
        <text:list-item>
          <text:p text:style-name="P35">HIT_AND_RUN: <text:s/>The NF will attempt to kill UF troops through ambushes, IED attacks, and so forth, while limiting their own losses by running as soon as possible.</text:p>
        </text:list-item>
        <text:list-item>
          <text:p text:style-name="P35">STAND_AND_FIGHT: <text:s/>The NF will attempt to kill UF troops by sucking them into an ambushes and pinning them down, so as to kill as many UF troops as possible regardless of their own losses.</text:p>
        </text:list-item>
        <text:list-item>
          <text:p text:style-name="P3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2067238868" text:continue-list="list2178113406"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2174959788" text:style-name="L5">
        <text:list-item>
          <text:p text:style-name="P37">FIRE_BACK_IMMEDIATELY: Fire back immediately if fired upon. <text:s/>This will cause collateral damage to civilians whenever the UF defends itself.</text:p>
        </text:list-item>
        <text:list-item>
          <text:p text:style-name="P37">FIRE_BACK_IF_PRESSED: Do not fire back unless the enemy continues to engage. <text:s/>This will cause collateral damage to civilians only when the UF defends itself against an NF with an attacking ROE of STAND_AND_FIGHT.</text:p>
        </text:list-item>
        <text:list-item>
          <text:p text:style-name="P3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900351027" text:continue-list="list2067238868"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9">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7">Determine each pair <text:span text:style-name="T2">a,b</text:span> of antagonists in <text:span text:style-name="T2">n</text:span>.</text:p>
      <text:p text:style-name="P17">For each pair <text:span text:style-name="T2">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1878463776"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531501614" text:style-name="L6">
        <text:list-item>
          <text:p text:style-name="P38">The number of troops in the UF: the more troops, the more chance of contact.</text:p>
        </text:list-item>
        <text:list-item>
          <text:p text:style-name="P38">Increased cooperation of the civilians with the UF, because the UF will get more intel.</text:p>
        </text:list-item>
        <text:list-item>
          <text:p text:style-name="P38">Decreased cooperation of the civilians with the NF, because the civilians are less likely to warn the NF of an impending attack.</text:p>
        </text:list-item>
        <text:list-item>
          <text:p text:style-name="P38">The number of troops in the NF: the more troops, the easier they are to find.</text:p>
        </text:list-item>
        <text:list-item>
          <text:p text:style-name="P38"><text:span text:style-name="T15">Spiral Two or </text:span><text:span text:style-name="T4">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5"><draw:frame draw:style-name="fr1" draw:name="Object27" text:anchor-type="as-char" svg:width="0.2382in" svg:height="0.2398in" draw:z-index="33"><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35"><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36"><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48"><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pan text:style-name="T5"><draw:frame draw:style-name="fr1" draw:name="Object24" text:anchor-type="as-char" svg:width="0.1953in" svg:height="0.2772in" draw:z-index="49"><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50"><draw:object xlink:href="./Object 28" xlink:type="simple" xlink:show="embed" xlink:actuate="onLoad"/><draw:image xlink:href="./ObjectReplacements/Object 28" xlink:type="simple" xlink:show="embed" xlink:actuate="onLoad"/></draw:frame><text:span text:style-name="T5"><text:tab/>=<text:tab/>The actual coverage fraction of the UF .</text:span><text:span text:style-name="T5"><text:note text:id="ftn8" text:note-class="footnote"><text:note-citation>8</text:note-citation><text:note-body><text:p text:style-name="Footnote">Computed in-line using a coverage function <text:span text:style-name="T1">aam.UFvNF.UF.coverageFunction</text:span> defined in parmdb(5).</text:p></text:note-body></text:note></text:span></text:p>
      <text:p text:style-name="Definitions"><text:soft-page-break/><text:span text:style-name="T5"><draw:frame draw:style-name="fr1" draw:name="Object31" text:anchor-type="as-char" svg:width="0.6634in" svg:height="0.278in" draw:z-index="58"><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9" text:note-class="footnote"><text:note-citation>9</text:note-citation><text:note-body><text:p text:style-name="Footnote">parmdb(5): <text:span text:style-name="T1">aam.UFvNF.UF.</text:span><text:span text:style-name="T18">nominalCoverage</text:span><text:span text:style-name="T1"> </text:span>e.g., 0.3 (depends on what would be expected as average in this scenario)</text:p></text:note-body></text:note></text:span></text:p>
      <text:p text:style-name="Definitions"><text:span text:style-name="T5"><draw:frame draw:style-name="fr1" draw:name="Object26" text:anchor-type="as-char" svg:width="0.3728in" svg:height="0.2772in" draw:z-index="44"><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10" text:note-class="footnote"><text:note-citation>10</text:note-citation><text:note-body><text:p text:style-name="Footnote">Computed in-line using a coverage function <text:span text:style-name="T1">aam.UFvNF.NF.coverageFunction</text:span>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47"><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1" text:note-class="footnote"><text:note-citation>11</text:note-citation><text:note-body><text:p text:style-name="Footnote">parmdb(5): <text:span text:style-name="T1">aam.UFvNF.NF.</text:span><text:span text:style-name="T18">nominalCoverage</text:span>, e.g., 0.4 </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2" text:note-class="footnote"><text:note-citation>12</text:note-citation><text:note-body><text:p text:style-name="Footnote">parmdb(5): <text:span text:style-name="T1">aam.UFvNF.UF.timeToFind</text:span>, <text:span text:style-name="Code"><text:span text:style-name="T14">e.g., 5 days </text:span></text:span></text:p></text:note-body></text:note></text:span><text:span text:style-name="T5"> <text:s/>This is the parameter that drives this part of the model.</text:span></text:p>
      <text:p text:style-name="P24"/>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pan text:style-name="T5"><text:tab/></text:span><text:span text:style-name="T5"><draw:frame draw:style-name="fr1" draw:name="Object30" text:anchor-type="as-char" svg:width="1.1772in" svg:height="0.548in" draw:z-index="37"><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3" text:note-class="footnote"><text:note-citation>13</text:note-citation><text:note-body><text:p text:style-name="Footnote">Initially, this will be a parmdb(5) value, <text:span text:style-name="T1">aam.UFvNF.NF.cellSize</text:span>, e.g., 7 NF/cell in every neighborhood. Later, it might be allowed to vary by group and by neighborhood.</text:p></text:note-body></text:note></text:span></text:p>
      <text:p text:style-name="Definitions"><text:span text:style-name="T5"><draw:frame draw:style-name="fr1" draw:name="Object34" text:anchor-type="as-char" svg:width="0.8189in" svg:height="0.2772in" draw:z-index="38"><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4"/>
      <text:p text:style-name="P2">The number of cells is then</text:p>
      <text:p text:style-name="Text_20_body"><text:soft-page-break/><text:tab/><draw:frame draw:style-name="fr1" draw:name="Object33" text:anchor-type="as-char" svg:width="1.9256in" svg:height="0.589in" draw:z-index="39"><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40"><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4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42"><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14" text:note-class="footnote"><text:note-citation>14</text:note-citation><text:note-body><text:p text:style-name="Footnote">parmdb(5): <text:span text:style-name="T1">aam.UFvsNF.UF.nominalCooperation</text:span>, e.g., 35 %</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5" text:note-class="footnote"><text:note-citation>15</text:note-citation><text:note-body><text:p text:style-name="Footnote">parmdb(5): <text:span text:style-name="T1">aam.UFvsNF.ECDA.</text:span><text:span text:style-name="T19">urbanization</text:span>, e.g., 1 in rural, 3 in suburban, and 5 in urban.</text:p></text:note-body></text:note></text:span></text:p>
      <text:p text:style-name="P24"/>
      <text:p text:style-name="P2">Then</text:p>
      <text:p text:style-name="Text_20_body"><text:span text:style-name="T5"><text:tab/></text:span><text:span text:style-name="T5"><draw:frame draw:style-name="fr1" draw:name="Object35" text:anchor-type="as-char" svg:width="3.0571in" svg:height="0.6366in" draw:z-index="43"><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0">—</text:span><text:span text:style-name="T12">but minimal cooperation (10% or less) can increase casualties by a factor of five.</text:span></text:p>
      <text:list xml:id="list1122090500" text:continue-list="list1878463776"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text:soft-page-break/>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956170098" text:style-name="L7">
        <text:list-item>
          <text:p text:style-name="P39">Vary inversely with UF security</text:p>
        </text:list-item>
        <text:list-item>
          <text:p text:style-name="P39">Vary directly with the cooperation of the neighborhood with the NF.</text:p>
        </text:list-item>
        <text:list-item>
          <text:p text:style-name="P39">Vary directly with the coverage of exposed UF units in the neighborhood.</text:p>
        </text:list-item>
      </text:list>
      <text:p text:style-name="Text_20_body">First we compute <draw:frame draw:style-name="fr1" draw:name="Object41" text:anchor-type="as-char" svg:width="0.2043in" svg:height="0.2772in" draw:z-index="45"><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46"><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2">attacks</text:span><text:tab/>=<text:span text:style-name="T5"><text:tab/>The nominal attack rate per day.</text:span><text:span text:style-name="T5"><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text:p></text:note-body></text:note></text:span></text:p>
      <text:p text:style-name="Definitions"><text:span text:style-name="T5"><draw:frame draw:style-name="fr1" draw:name="Object44" text:anchor-type="as-char" svg:width="0.6709in" svg:height="0.2772in" draw:z-index="65"><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pan text:style-name="T5"><draw:frame draw:style-name="fr1" draw:name="Object45" text:anchor-type="as-char" svg:width="0.2772in" svg:height="0.2772in" draw:z-index="66"><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67"><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8" text:note-class="footnote"><text:note-citation>18</text:note-citation><text:note-body><text:p text:style-name="Footnote">parmdb(5): e.g., 70%</text:p></text:note-body></text:note></text:span><text:span text:style-name="T5"> <text:s/>This parameter depends on the ROE, HIT_AND_RUN or STAND_AND_FIGHT.</text:span></text:p>
      <text:p text:style-name="Definitions"><text:span text:style-name="T5"><draw:frame draw:style-name="fr1" draw:name="Object47" text:anchor-type="as-char" svg:width="0.3728in" svg:height="0.2772in" draw:z-index="68"><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9" text:note-class="footnote"><text:note-citation>19</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69"><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20" text:note-class="footnote"><text:note-citation>20</text:note-citation><text:note-body><text:p text:style-name="Footnote">parmdb(5): e.g., 0.2</text:p></text:note-body></text:note></text:span><text:span text:style-name="T5"> <text:s/>This parameter depends on the ROE, HIT_AND_RUN or STAND_AND_FIGHT.<text:tab/></text:span></text:p>
      <text:p text:style-name="Definitions"><draw:frame draw:style-name="fr1" draw:name="Object49" text:anchor-type="as-char" svg:width="0.2374in" svg:height="0.2398in" draw:z-index="70"><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4"/>
      <text:p text:style-name="P2"><text:soft-page-break/>However, the number of actual attacks is limited by the ROE, HIT_AND_RUN or STAND_AND_FIGHT.</text:p>
      <text:list xml:id="list199207964" text:continue-list="list1122090500" text:style-name="Outline">
        <text:list-item>
          <text:list>
            <text:list-item>
              <text:list>
                <text:list-item>
                  <text:list>
                    <text:list-item>
                      <text:h text:style-name="Heading_20_4" text:outline-level="4">Number of Attacks: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5"><text:tab/></text:span><text:span text:style-name="T5"><draw:frame draw:style-name="fr1" draw:name="Object61" text:anchor-type="as-char" svg:width="3.2465in" svg:height="0.5992in" draw:z-index="76"><draw:object xlink:href="./Object 64" xlink:type="simple" xlink:show="embed" xlink:actuate="onLoad"/><draw:image xlink:href="./ObjectReplacements/Object 64" xlink:type="simple" xlink:show="embed" xlink:actuate="onLoad"/></draw:frame></text:span></text:p>
      <text:p text:style-name="P2">where</text:p>
      <text:p text:style-name="P26"><draw:frame draw:style-name="fr1" draw:name="Object50" text:anchor-type="as-char" svg:width="0.5043in" svg:height="0.2772in" draw:z-index="77"><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21" text:note-class="footnote"><text:note-citation>21</text:note-citation><text:note-body><text:p text:style-name="Footnote">parmdb(5): e.g., 4.0</text:p></text:note-body></text:note></text:span></text:p>
      <text:p text:style-name="P26"><draw:frame draw:style-name="fr1" draw:name="Object51" text:anchor-type="as-char" svg:width="0.498in" svg:height="0.2772in" draw:z-index="78"><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6"><draw:frame draw:style-name="fr1" draw:name="Object57" text:anchor-type="as-char" svg:width="0.6189in" svg:height="0.2772in" draw:z-index="79"><draw:object xlink:href="./Object 60" xlink:type="simple" xlink:show="embed" xlink:actuate="onLoad"/><draw:image xlink:href="./ObjectReplacements/Object 60" xlink:type="simple" xlink:show="embed" xlink:actuate="onLoad"/></draw:frame><text:span text:style-name="T5"><text:tab/>=<text:tab/>The Average Loss Exchange Ratio: the average number of UF casualties per NF </text:span><text:span text:style-name="T5">casualty, when the UF fires back.</text:span><text:span text:style-name="T5"><text:note text:id="ftn22" text:note-class="footnote"><text:note-citation>22</text:note-citation><text:note-body><text:p text:style-name="Footnote">parmdb(5): e.g., 3.0</text:p></text:note-body></text:note></text:span><text:span text:style-name="T5"> </text:span></text:p>
      <text:p text:style-name="P26"><text:span text:style-name="T5"><draw:frame draw:style-name="fr1" draw:name="Object55" text:anchor-type="as-char" svg:width="0.2772in" svg:height="0.2772in" draw:z-index="80"><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6"><text:span text:style-name="T5"><draw:frame draw:style-name="fr1" draw:name="Object56" text:anchor-type="as-char" svg:width="0.2772in" svg:height="0.278in" draw:z-index="81"><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4"/>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5">Thus, the NF will only attack if </text:span><text:span text:style-name="T5"><draw:frame draw:style-name="fr1" draw:name="Object52" text:anchor-type="as-char" svg:width="1.4811in" svg:height="0.2772in" draw:z-index="82"><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83"><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3" text:note-class="footnote"><text:note-citation>23</text:note-citation><text:note-body><text:p text:style-name="Footnote">parmdb(5): e.g., 1.0</text:p></text:note-body></text:note></text:span></text:p>
      <text:p text:style-name="P27"/>
      <text:list xml:id="list1740088996" text:continue-numbering="true" text:style-name="Outline">
        <text:list-item>
          <text:list>
            <text:list-item>
              <text:list>
                <text:list-item>
                  <text:list>
                    <text:list-item>
                      <text:h text:style-name="Heading_20_4" text:outline-level="4"><text:soft-page-break/>Number of Attacks: STAND_AND_FIGHT</text:h>
                    </text:list-item>
                  </text:list>
                </text:list-item>
              </text:list>
            </text:list-item>
          </text:list>
        </text:list-item>
      </text:list>
      <text:p text:style-name="P2">When the <text:s/>ROE is STAND_AND_FIGHT, the NF will spend its troops to kill however many UF troops it can manage. <text:s/>Consequently, we must next determine the number of UF casualties that will be incurred during any attack given the losses the NF is willing to accept. <text:s/>Let</text:p>
      <text:p text:style-name="Text_20_body"><text:span text:style-name="T5"><text:tab/></text:span><text:span text:style-name="T5"><draw:frame draw:style-name="fr1" draw:name="Object73" text:anchor-type="as-char" svg:width="3.1925in" svg:height="0.5992in" draw:z-index="64"><draw:object xlink:href="./Object 76" xlink:type="simple" xlink:show="embed" xlink:actuate="onLoad"/><draw:image xlink:href="./ObjectReplacements/Object 76" xlink:type="simple" xlink:show="embed" xlink:actuate="onLoad"/></draw:frame></text:span></text:p>
      <text:p text:style-name="P2">where</text:p>
      <text:p text:style-name="P26"><draw:frame draw:style-name="fr1" draw:name="Object54" text:anchor-type="as-char" svg:width="0.4984in" svg:height="0.278in" draw:z-index="71"><draw:object xlink:href="./Object 57" xlink:type="simple" xlink:show="embed" xlink:actuate="onLoad"/><draw:image xlink:href="./ObjectReplacements/Object 57" xlink:type="simple" xlink:show="embed" xlink:actuate="onLoad"/></draw:frame><text:span text:style-name="T5"><text:tab/>=<text:tab/>The number of NF casualties that the NF will accept in a single attack, when standing and fighting.</text:span><text:span text:style-name="T5"><text:note text:id="ftn24" text:note-class="footnote"><text:note-citation>24</text:note-citation><text:note-body><text:p text:style-name="Footnote">parmdb(5): e.g., TBD</text:p></text:note-body></text:note></text:span></text:p>
      <text:p text:style-name="P26"><draw:frame draw:style-name="fr1" draw:name="Object62" text:anchor-type="as-char" svg:width="0.5043in" svg:height="0.278in" draw:z-index="72"><draw:object xlink:href="./Object 65" xlink:type="simple" xlink:show="embed" xlink:actuate="onLoad"/><draw:image xlink:href="./ObjectReplacements/Object 65" xlink:type="simple" xlink:show="embed" xlink:actuate="onLoad"/></draw:frame><text:span text:style-name="T5"><text:tab/>=<text:tab/>The number of NU casualties per attack</text:span></text:p>
      <text:p text:style-name="P26"><draw:frame draw:style-name="fr1" draw:name="Object43" text:anchor-type="as-char" svg:width="0.5937in" svg:height="0.2772in" draw:z-index="73"><draw:object xlink:href="./Object 46" xlink:type="simple" xlink:show="embed" xlink:actuate="onLoad"/><draw:image xlink:href="./ObjectReplacements/Object 46" xlink:type="simple" xlink:show="embed" xlink:actuate="onLoad"/></draw:frame><text:span text:style-name="T5"><text:tab/>=<text:tab/>The Average Loss Exchange Ratio: the average number of UF casualties per NF casualty, when the UF fires back.</text:span><text:span text:style-name="T5"><text:note text:id="ftn25" text:note-class="footnote"><text:note-citation>25</text:note-citation><text:note-body><text:p text:style-name="Footnote">parmdb(5): e.g., TBD</text:p></text:note-body></text:note></text:span><text:span text:style-name="T5"> </text:span></text:p>
      <text:p text:style-name="P26"><text:span text:style-name="T5"><draw:frame draw:style-name="fr1" draw:name="Object64" text:anchor-type="as-char" svg:width="0.2772in" svg:height="0.2772in" draw:z-index="74"><draw:object xlink:href="./Object 67" xlink:type="simple" xlink:show="embed" xlink:actuate="onLoad"/><draw:image xlink:href="./ObjectReplacements/Object 67" xlink:type="simple" xlink:show="embed" xlink:actuate="onLoad"/></draw:frame></text:span><text:span text:style-name="T5"><text:tab/>=<text:tab/>The composite cooperation of the neighborhood with the NF.</text:span></text:p>
      <text:p text:style-name="P26"><text:span text:style-name="T5"><draw:frame draw:style-name="fr1" draw:name="Object65" text:anchor-type="as-char" svg:width="0.2772in" svg:height="0.278in" draw:z-index="75"><draw:object xlink:href="./Object 68" xlink:type="simple" xlink:show="embed" xlink:actuate="onLoad"/><draw:image xlink:href="./ObjectReplacements/Object 68" xlink:type="simple" xlink:show="embed" xlink:actuate="onLoad"/></draw:frame></text:span><text:span text:style-name="T5"><text:tab/>=<text:tab/>The composite cooperation of the neighborhood with the UF.</text:span></text:p>
      <text:p text:style-name="P24"/>
      <text:p text:style-name="P2">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5">Then, the NF will only attack if </text:span><text:span text:style-name="T5"><draw:frame draw:style-name="fr1" draw:name="Object66" text:anchor-type="as-char" svg:width="1.4575in" svg:height="0.278in" draw:z-index="6"><draw:object xlink:href="./Object 69" xlink:type="simple" xlink:show="embed" xlink:actuate="onLoad"/><draw:image xlink:href="./ObjectReplacements/Object 69" xlink:type="simple" xlink:show="embed" xlink:actuate="onLoad"/></draw:frame></text:span><text:span text:style-name="T5">, where</text:span></text:p>
      <text:p text:style-name="Definitions"><text:span text:style-name="T5"><draw:frame draw:style-name="fr1" draw:name="Object67" text:anchor-type="as-char" svg:width="0.8083in" svg:height="0.278in" draw:z-index="7"><draw:object xlink:href="./Object 70" xlink:type="simple" xlink:show="embed" xlink:actuate="onLoad"/><draw:image xlink:href="./ObjectReplacements/Object 70" xlink:type="simple" xlink:show="embed" xlink:actuate="onLoad"/></draw:frame></text:span><text:span text:style-name="T5"><text:tab/>=<text:tab/>The minimum acceptable number of UF casualties per attack.</text:span><text:span text:style-name="T5"><text:note text:id="ftn26" text:note-class="footnote"><text:note-citation>26</text:note-citation><text:note-body><text:p text:style-name="Footnote">parmdb(5): e.g., TBD</text:p></text:note-body></text:note></text:span></text:p>
      <text:p text:style-name="P24"/>
      <text:list xml:id="list1239825229" text:continue-numbering="true" text:style-name="Outline">
        <text:list-item>
          <text:list>
            <text:list-item>
              <text:list>
                <text:list-item>
                  <text:list>
                    <text:list-item>
                      <text:h text:style-name="P54" text:outline-level="4">Computation of Casualties</text:h>
                    </text:list-item>
                  </text:list>
                </text:list-item>
              </text:list>
            </text:list-item>
          </text:list>
        </text:list-item>
      </text:list>
      <text:p text:style-name="Text_20_body"><text:span text:style-name="T5">If the NF goes ahead and attacks, then the actual number of attacks, </text:span><text:span text:style-name="T5"><draw:frame draw:style-name="fr1" draw:name="Object68" text:anchor-type="as-char" svg:width="0.1953in" svg:height="0.2772in" draw:z-index="8"><draw:object xlink:href="./Object 71" xlink:type="simple" xlink:show="embed" xlink:actuate="onLoad"/><draw:image xlink:href="./ObjectReplacements/Object 71" xlink:type="simple" xlink:show="embed" xlink:actuate="onLoad"/></draw:frame></text:span><text:span text:style-name="T5">, is limited by the number of casualties the NF expects to incur:</text:span></text:p>
      <text:p text:style-name="Text_20_body"><text:soft-page-break/><text:span text:style-name="T5"><text:tab/></text:span><text:span text:style-name="T5"><draw:frame draw:style-name="fr1" draw:name="Object69" text:anchor-type="as-char" svg:width="2.3563in" svg:height="0.6992in" draw:z-index="9"><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pan text:style-name="T5"><text:tab/></text:span><text:span text:style-name="T5"><draw:frame draw:style-name="fr1" draw:name="Object70" text:anchor-type="as-char" svg:width="1.4957in" svg:height="0.278in" draw:z-index="29"><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pan text:style-name="T5"><text:tab/></text:span><text:span text:style-name="T5"><draw:frame draw:style-name="fr1" draw:name="Object71" text:anchor-type="as-char" svg:width="1.9417in" svg:height="0.3055in" draw:z-index="30"><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5">For Spiral One we assume no collateral damage from the NF attack</text:span><text:span text:style-name="T11">—</text:span><text:span text:style-name="T13">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3"><text:tab/></text:span><text:span text:style-name="T13"><draw:frame draw:style-name="fr1" draw:name="Object72" text:anchor-type="as-char" svg:width="1.6126in" svg:height="0.278in" draw:z-index="31"><draw:object xlink:href="./Object 75" xlink:type="simple" xlink:show="embed" xlink:actuate="onLoad"/><draw:image xlink:href="./ObjectReplacements/Object 75" xlink:type="simple" xlink:show="embed" xlink:actuate="onLoad"/></draw:frame></text:span></text:p>
      <text:p text:style-name="P6">where</text:p>
      <text:p text:style-name="P27"><draw:frame draw:style-name="fr1" draw:name="Object58" text:anchor-type="as-char" svg:width="0.452in" svg:height="0.2319in" draw:z-index="59"><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neighborhood, and on the NF's ROE.</text:p>
      <text:list xml:id="list1741510530" text:continue-numbering="true" text:style-name="Outline">
        <text:list-item>
          <text:list>
            <text:list-item>
              <text:h text:style-name="P52" text:outline-level="2"><text:bookmark-start text:name="__RefHeading__31420625"/><text:soft-page-break/>Applying Attrition<text:bookmark-end text:name="__RefHeading__31420625"/></text:h>
            </text:list-item>
          </text:list>
        </text:list-item>
      </text:list>
      <text:p text:style-name="P2">All attrition is computed before any attrition is applied to the neighborhood.</text:p>
      <text:list xml:id="list1011287976" text:continue-numbering="true" text:style-name="Outline">
        <text:list-item>
          <text:list>
            <text:list-item>
              <text:list>
                <text:list-item>
                  <text:h text:style-name="P53"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5">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605232192" text:continue-numbering="true" text:style-name="Outline">
        <text:list-item>
          <text:list>
            <text:list-item>
              <text:list>
                <text:list-item>
                  <text:h text:style-name="P53" text:outline-level="3"><text:soft-page-break/>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
      <text:p text:style-name="P2">Units with zero personnel will have a gray background on the map display.</text:p>
      <text:list xml:id="list939897584" text:continue-numbering="true" text:style-name="Outline">
        <text:list-item>
          <text:list>
            <text:list-item>
              <text:list>
                <text:list-item>
                  <text:h text:style-name="P53"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text:soft-page-break/>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5"><text:tab/>=<text:tab/>The total number of casualties to inflict</text:span></text:p>
      <text:p text:style-name="P26">i<text:span text:style-name="T5"><text:tab/>=<text:tab/>The index of the </text:span>i<text:span text:style-name="T5">th body to receive casualties</text:span></text:p>
      <text:p text:style-name="P26"><text:span text:style-name="T5"><draw:frame draw:style-name="fr1" draw:name="Object59" text:anchor-type="as-char" svg:width="0.1402in" svg:height="0.2772in" draw:z-index="18"><draw:object xlink:href="./Object 62" xlink:type="simple" xlink:show="embed" xlink:actuate="onLoad"/><draw:image xlink:href="./ObjectReplacements/Object 62" xlink:type="simple" xlink:show="embed" xlink:actuate="onLoad"/></draw:frame></text:span><text:span text:style-name="T5"><text:tab/>=<text:tab/>The fraction of </text:span>casualties<text:span text:style-name="T5"> to be taken by </text:span>i<text:span text:style-name="T5">.</text:span></text:p>
      <text:p text:style-name="P24"/>
      <text:p text:style-name="P2">Then,</text:p>
      <text:p text:style-name="Pseudocode"><text:span text:style-name="T5">Let </text:span><text:span text:style-name="T2">r</text:span><text:span text:style-name="T5"> := </text:span><text:span text:style-name="T2">casualties</text:span></text:p>
      <text:p text:style-name="Pseudocode">For each body <text:span text:style-name="T2">i</text:span><text:span text:style-name="T5"> to be attrited,</text:span></text:p>
      <text:p text:style-name="Pseudocode"><text:span text:style-name="T5"><text:tab/>Let </text:span><text:span text:style-name="T2">k</text:span><text:span text:style-name="T5"> = <text:s/></text:span><text:span text:style-name="T5"><draw:frame draw:style-name="fr1" draw:name="Object60" text:anchor-type="as-char" svg:width="2.0937in" svg:height="0.3047in" draw:z-index="19"><draw:object xlink:href="./Object 63" xlink:type="simple" xlink:show="embed" xlink:actuate="onLoad"/><draw:image xlink:href="./ObjectReplacements/Object 63" xlink:type="simple" xlink:show="embed" xlink:actuate="onLoad"/></draw:frame></text:span></text:p>
      <text:p text:style-name="Pseudocode"><text:span text:style-name="T5"><text:tab/>Apply </text:span><text:span text:style-name="T2">k</text:span><text:span text:style-name="T5"> casualties to </text:span><text:span text:style-name="T2">r</text:span><text:span text:style-name="T5">.</text:span></text:p>
      <text:p text:style-name="Pseudocode"><text:span text:style-name="T5"><text:tab/>Let </text:span><text:span text:style-name="T5"><draw:frame draw:style-name="fr1" draw:name="Object63" text:anchor-type="as-char" svg:width="0.5807in" svg:height="0.2319in" draw:z-index="20"><draw:object xlink:href="./Object 66" xlink:type="simple" xlink:show="embed" xlink:actuate="onLoad"/><draw:image xlink:href="./ObjectReplacements/Object 66" xlink:type="simple" xlink:show="embed" xlink:actuate="onLoad"/></draw:frame></text:span></text:p>
      <text:p text:style-name="Pseudocode"><text:span text:style-name="T5"><text:tab/>If </text:span><text:span text:style-name="T2">r</text:span><text:span text:style-name="T5"> is 0, then stop.</text:span></text:p>
      <text:p text:style-name="P28"/>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1830991797"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486029294"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0">—</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text:soft-page-break/>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342047163"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2">f</text:span><text:span text:style-name="T5"> in neighborhood </text:span><text:span text:style-name="T2">n</text:span><text:span text:style-name="T5"> will</text:span> be accumulated in the <text:span text:style-name="T15">attrit_nf</text:span><text:span text:style-name="T4"> table. <text:s/>Let</text:span></text:p>
      <text:p text:style-name="Definitions"><text:span text:style-name="T4">n<text:tab/>=<text:tab/></text:span><text:span text:style-name="T6">The neighborhood</text:span></text:p>
      <text:p text:style-name="P26"><text:span text:style-name="T4">f</text:span><text:span text:style-name="T6"><text:tab/>=<text:tab/>The attrited civilian or organization group. <text:s/>If </text:span><text:span text:style-name="T4">f</text:span><text:span text:style-name="T6"> is a civilian group, it must be resident in neighborhood </text:span><text:span text:style-name="T4">n</text:span><text:span text:style-name="T6">.</text:span></text:p>
      <text:p text:style-name="P26"><text:span text:style-name="T4">ftype</text:span><text:span text:style-name="T6"><text:tab/>=<text:tab/>The group type, CIV or ORG.</text:span></text:p>
      <text:p text:style-name="P26"><text:span text:style-name="T4">casualties</text:span><text:span text:style-name="T6"><text:tab/>=<text:tab/>The total number of casualties to </text:span><text:span text:style-name="T4">f</text:span><text:span text:style-name="T6"> in </text:span><text:span text:style-name="T4">n</text:span><text:span text:style-name="T6"> during the week.</text:span></text:p>
      <text:p text:style-name="P26"><text:span text:style-name="T6"><draw:frame draw:style-name="fr1" draw:name="Object75" text:anchor-type="as-char" svg:width="0.7492in" svg:height="0.2772in" draw:z-index="16"><draw:object xlink:href="./Object 78" xlink:type="simple" xlink:show="embed" xlink:actuate="onLoad"/><draw:image xlink:href="./ObjectReplacements/Object 78" xlink:type="simple" xlink:show="embed" xlink:actuate="onLoad"/></draw:frame></text:span><text:span text:style-name="T6"><text:tab/>=<text:tab/>A Z-curve, dependent on the group type, which converts a total number of casualties into a casualty multiplier used in the CIVCAS or ORGCAS satisfaction rules.</text:span><text:span text:style-name="T6"><text:note text:id="ftn27" text:note-class="footnote"><text:note-citation>27</text:note-citation><text:note-body><text:p text:style-name="Footnote">parmdb(5): <text:span text:style-name="T1">dam.CIVCAS.Zsat, dam.ORGCAS.Zsat</text:span></text:p></text:note-body></text:note></text:span></text:p>
      <text:p text:style-name="P26"><text:span text:style-name="T4">M</text:span><text:span text:style-name="T6"><text:tab/>=<text:tab/>The casualty multiplier.</text:span></text:p>
      <text:p text:style-name="P25"/>
      <text:p text:style-name="Text_20_body"><text:span text:style-name="T6">We compute the casualty multiplier, </text:span><text:span text:style-name="T3">M</text:span><text:span text:style-name="T6">, as follows:</text:span></text:p>
      <text:p text:style-name="Text_20_body"><text:span text:style-name="T6"><text:tab/></text:span><text:span text:style-name="T6"><draw:frame draw:style-name="fr1" draw:name="Object74" text:anchor-type="as-char" svg:width="1.7264in" svg:height="0.2772in" draw:z-index="17"><draw:object xlink:href="./Object 77" xlink:type="simple" xlink:show="embed" xlink:actuate="onLoad"/><draw:image xlink:href="./ObjectReplacements/Object 77" xlink:type="simple" xlink:show="embed" xlink:actuate="onLoad"/></draw:frame></text:span></text:p>
      <text:p text:style-name="Text_20_body"><text:span text:style-name="T6">When the CIVCAS or ORGCAS rule set is </text:span><text:span text:style-name="T8">triggered</text:span><text:span text:style-name="T6">, it has access to </text:span><text:span text:style-name="T3">n</text:span><text:span text:style-name="T6">, </text:span><text:span text:style-name="T3">f</text:span><text:span text:style-name="T6">, </text:span><text:span text:style-name="T3">casualties</text:span><text:span text:style-name="T6">, and </text:span><text:span text:style-name="T3">M.</text:span></text:p>
      <text:list xml:id="list1133203058" text:continue-numbering="true" text:style-name="Outline">
        <text:list-item>
          <text:list>
            <text:list-item>
              <text:list>
                <text:list-item>
                  <text:h text:style-name="Heading_20_3" text:outline-level="3"><text:soft-page-break/>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5">Athena accumulates the total casualties to <text:s/>group </text:span><text:span text:style-name="T2">f</text:span><text:span text:style-name="T5"> in neighborhood </text:span><text:span text:style-name="T2">n</text:span><text:span text:style-name="T5"> in which force group </text:span><text:span text:style-name="T2">g</text:span><text:span text:style-name="T5"> was in some way involved in the </text:span><text:span text:style-name="T7">attrit_nfg</text:span><text:span text:style-name="T6"> table. <text:s/>If two force groups are involved in an altercation, as is usually the case, the total civilian casualties are attributed equally to both.</text:span></text:p>
      <text:p text:style-name="P23">Then, let</text:p>
      <text:p text:style-name="P23"/>
      <text:p text:style-name="Definitions"><text:span text:style-name="T4">n<text:tab/>=<text:tab/></text:span><text:span text:style-name="T6">The neighborhood</text:span></text:p>
      <text:p text:style-name="P26"><text:span text:style-name="T4">f</text:span><text:span text:style-name="T6"><text:tab/>=<text:tab/>The attrited civilian group, resident in </text:span><text:span text:style-name="T4">n</text:span><text:span text:style-name="T6">.</text:span></text:p>
      <text:p text:style-name="P26"><text:span text:style-name="T4">g</text:span><text:span text:style-name="T6"><text:tab/>=<text:tab/>A force group.</text:span></text:p>
      <text:p text:style-name="P26"><text:span text:style-name="T4">casualties</text:span><text:span text:style-name="T6"><text:tab/>=<text:tab/>The total number of casualties to </text:span><text:span text:style-name="T4">f</text:span><text:span text:style-name="T6"> in </text:span><text:span text:style-name="T4">n</text:span><text:span text:style-name="T6"> during the week in which </text:span><text:span text:style-name="T4">g</text:span><text:span text:style-name="T6"> was involved.</text:span></text:p>
      <text:p text:style-name="P26"><text:span text:style-name="T6"><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6"><text:tab/>=<text:tab/>The relationship between neighborhood group </text:span><text:span text:style-name="T4">nf</text:span><text:span text:style-name="T6"> and force group </text:span><text:span text:style-name="T4">g</text:span><text:span text:style-name="T6">.</text:span></text:p>
      <text:p text:style-name="P26"><text:span text:style-name="T6"><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6"><text:tab/>=<text:tab/>A Z-curve which converts a total number of casualties into a casualty multiplier used in the CIVCAS coop rules.</text:span><text:span text:style-name="T6"><text:note text:id="ftn28" text:note-class="footnote"><text:note-citation>28</text:note-citation><text:note-body><text:p text:style-name="Footnote">parmdb(5): <text:span text:style-name="T1">dam.CIVCAS.Zcoop</text:span></text:p></text:note-body></text:note></text:span><text:span text:style-name="T6"> <text:s/>It will usually be the same as </text:span><text:span text:style-name="T6"><draw:frame draw:style-name="fr1" draw:name="Object79" text:anchor-type="as-char" svg:width="0.7083in" svg:height="0.2772in" draw:z-index="10"><draw:object xlink:href="./Object 82" xlink:type="simple" xlink:show="embed" xlink:actuate="onLoad"/><draw:image xlink:href="./ObjectReplacements/Object 82" xlink:type="simple" xlink:show="embed" xlink:actuate="onLoad"/></draw:frame></text:span></text:p>
      <text:p text:style-name="P26"><text:span text:style-name="T4">M</text:span><text:span text:style-name="T6"><text:tab/>=<text:tab/>The resulting casualty multiplier.</text:span></text:p>
      <text:p text:style-name="P25"/>
      <text:p text:style-name="Text_20_body"><text:span text:style-name="T6">We compute the casualty multiplier, </text:span><text:span text:style-name="T3">M</text:span><text:span text:style-name="T6">, as follows:</text:span></text:p>
      <text:p text:style-name="Text_20_body"><text:span text:style-name="T6"><text:tab/></text:span><text:span text:style-name="T6"><draw:frame draw:style-name="fr1" draw:name="Object76" text:anchor-type="as-char" svg:width="1.6756in" svg:height="0.2335in" draw:z-index="11"><draw:object xlink:href="./Object 79" xlink:type="simple" xlink:show="embed" xlink:actuate="onLoad"/><draw:image xlink:href="./ObjectReplacements/Object 79" xlink:type="simple" xlink:show="embed" xlink:actuate="onLoad"/></draw:frame></text:span></text:p>
      <text:p text:style-name="Text_20_body"><text:span text:style-name="T6">When the CIVCAS rule set is triggered it has access to </text:span><text:span text:style-name="T3">n</text:span><text:span text:style-name="T6">, </text:span><text:span text:style-name="T3">f</text:span><text:span text:style-name="T6">, </text:span><text:span text:style-name="T3">g</text:span><text:span text:style-name="T6">, </text:span><text:span text:style-name="T3">casualties</text:span><text:span text:style-name="T6">, </text:span><text:span text:style-name="T3"><draw:frame draw:style-name="fr1" draw:name="Object80" text:anchor-type="as-char" svg:width="0.2484in" svg:height="0.2772in" draw:z-index="12"><draw:object xlink:href="./Object 83" xlink:type="simple" xlink:show="embed" xlink:actuate="onLoad"/><draw:image xlink:href="./ObjectReplacements/Object 83" xlink:type="simple" xlink:show="embed" xlink:actuate="onLoad"/></draw:frame></text:span><text:span text:style-name="T3">, </text:span><text:span text:style-name="T6">and </text:span><text:span text:style-name="T3">M.</text:span><text:span text:style-name="T6"> <text:s/>The actual magnitude of the rule firing will be</text:span></text:p>
      <text:p text:style-name="Text_20_body"><text:span text:style-name="T6"><text:tab/></text:span><text:span text:style-name="T6"><draw:frame draw:style-name="fr1" draw:name="Object81" text:anchor-type="as-char" svg:width="2.3783in" svg:height="0.3047in" draw:z-index="13"><draw:object xlink:href="./Object 84" xlink:type="simple" xlink:show="embed" xlink:actuate="onLoad"/><draw:image xlink:href="./ObjectReplacements/Object 84" xlink:type="simple" xlink:show="embed" xlink:actuate="onLoad"/></draw:frame></text:span><text:span text:style-name="T6"> </text:span></text:p>
      <text:list xml:id="list2077875297"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14"><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15"><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23"><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24"><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25"><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1265951173" text:continue-numbering="true" text:style-name="Outline">
        <text:list-item>
          <text:h text:style-name="Heading_20_1" text:outline-level="1">Recruitment</text:h>
        </text:list-item>
      </text:list>
      <text:p text:style-name="P5">This model is preliminary, and will not be implemented until Spiral Two or later.</text:p>
      <text:list xml:id="list761181298" text:continue-numbering="true" text:style-name="Outline">
        <text:list-item>
          <text:list>
            <text:list-item>
              <text:h text:style-name="P52" text:outline-level="2">Group Recruitment Mode</text:h>
            </text:list-item>
          </text:list>
        </text:list-item>
      </text:list>
      <text:p text:style-name="P2">Every force group will have a recruitment mode. <text:s/>Initially, a force group may recruit friendly local civilians in the following ways:</text:p>
      <text:list xml:id="list679700508" text:style-name="L8">
        <text:list-item>
          <text:p text:style-name="P36"><text:s/>No Recruitment</text:p>
        </text:list-item>
        <text:list-item>
          <text:p text:style-name="P36">Voluntary Recruitment</text:p>
        </text:list-item>
      </text:list>
      <text:p text:style-name="P20">In subsequent spirals, some explicit form of draft may also be modeled.</text:p>
      <text:list xml:id="list281279765" text:continue-list="list761181298"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1730183932" text:style-name="L9">
        <text:list-item>
          <text:p text:style-name="P40"><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525848365" text:style-name="L10">
        <text:list-item>
          <text:p text:style-name="P41"><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1"><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42">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42"><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oft-page-break/><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100935390" text:style-name="L11">
        <text:list-item>
          <text:p text:style-name="P43"><text:span text:style-name="T5">How to allocate </text:span>f<text:span text:style-name="T5">'s recruits across groups </text:span>ng<text:span text:style-name="T5">.</text:span></text:p>
        </text:list-item>
        <text:list-item>
          <text:p text:style-name="P43"><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6<text:tab/>Athena Analyst's Guide, V1<text:tab/>July, 2009</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5T14:03:41</dc:date>
    <meta:editing-duration>PT564H08M06S</meta:editing-duration>
    <meta:editing-cycles>240</meta:editing-cycles>
    <meta:generator>OpenOffice.org/3.0$Linux OpenOffice.org_project/300m15$Build-9379</meta:generator>
    <meta:print-date>2009-06-25T08:04:32</meta:print-date>
    <meta:printed-by>Will Duquette</meta:printed-by>
    <dc:creator>Will Duquette</dc:creator>
    <meta:document-statistic meta:table-count="4" meta:image-count="0" meta:object-count="84" meta:page-count="30" meta:paragraph-count="502" meta:word-count="6339" meta:character-count="3816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in(%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gt;</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in</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in(%OMEGA_UF, 10)} right ) </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